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text-properties officeooo:rsid="003f952c" officeooo:paragraph-rsid="003ffe0a"/>
    </style:style>
    <style:style style:name="P117"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6"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321a9e" style:font-style-asian="normal" style:font-weight-asian="normal" style:font-style-complex="normal" style:font-weight-complex="normal"/>
    </style:style>
    <style:style style:name="P14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21a9e" officeooo:paragraph-rsid="00321a9e"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388a5" officeooo:paragraph-rsid="00321a9e" style:font-style-asian="normal" style:font-weight-asian="normal" style:font-style-complex="normal" style:font-weight-complex="normal"/>
    </style:style>
    <style:style style:name="P14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60c91" officeooo:paragraph-rsid="00321a9e"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909c1" officeooo:paragraph-rsid="003909c1"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45"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46"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7" style:family="paragraph" style:parent-style-name="Text_20_body">
      <style:paragraph-properties fo:text-align="justify" style:justify-single-word="false" fo:padding="0cm" fo:border="none" style:shadow="none" style:join-border="false"/>
      <style:text-properties fo:font-style="normal" officeooo:rsid="001c8877" officeooo:paragraph-rsid="001c8877" style:font-style-asian="normal" style:font-style-complex="normal"/>
    </style:style>
    <style:style style:name="P148" style:family="paragraph" style:parent-style-name="Text_20_body">
      <style:paragraph-properties fo:text-align="justify" style:justify-single-word="false" fo:padding="0cm" fo:border="none" style:shadow="none" style:join-border="false"/>
      <style:text-properties fo:font-style="normal" officeooo:rsid="002071f9" officeooo:paragraph-rsid="002071f9" style:font-style-asian="normal" style:font-style-complex="normal"/>
    </style:style>
    <style:style style:name="P149" style:family="paragraph" style:parent-style-name="Text_20_body">
      <style:paragraph-properties fo:text-align="justify" style:justify-single-word="false" fo:padding="0cm" fo:border="none" style:shadow="none" style:join-border="false"/>
      <style:text-properties fo:font-style="normal" officeooo:rsid="00229078" officeooo:paragraph-rsid="00229078" style:font-style-asian="normal" style:font-style-complex="normal"/>
    </style:style>
    <style:style style:name="P150" style:family="paragraph" style:parent-style-name="Text_20_body">
      <style:paragraph-properties fo:text-align="justify" style:justify-single-word="false" fo:padding="0cm" fo:border="none" style:shadow="none" style:join-border="false"/>
      <style:text-properties fo:font-style="normal" officeooo:rsid="0024fff9" officeooo:paragraph-rsid="0024fff9" style:font-style-asian="normal" style:font-style-complex="normal"/>
    </style:style>
    <style:style style:name="P151" style:family="paragraph" style:parent-style-name="Text_20_body">
      <style:paragraph-properties fo:text-align="justify" style:justify-single-word="false" fo:padding="0cm" fo:border="none" style:shadow="none" style:join-border="false"/>
      <style:text-properties fo:font-style="normal" officeooo:rsid="002aa211" officeooo:paragraph-rsid="001c8877" style:font-style-asian="normal" style:font-style-complex="normal"/>
    </style:style>
    <style:style style:name="P152" style:family="paragraph" style:parent-style-name="Text_20_body">
      <style:paragraph-properties fo:text-align="justify" style:justify-single-word="false" fo:padding="0cm" fo:border="none" style:shadow="none" style:join-border="false"/>
      <style:text-properties fo:font-style="normal" officeooo:rsid="002aa211" officeooo:paragraph-rsid="002aa211" style:font-style-asian="normal" style:font-style-complex="normal"/>
    </style:style>
    <style:style style:name="P153" style:family="paragraph" style:parent-style-name="Text_20_body">
      <style:paragraph-properties fo:text-align="justify" style:justify-single-word="false" fo:padding="0cm" fo:border="none" style:shadow="none" style:join-border="false"/>
      <style:text-properties fo:font-style="normal" officeooo:rsid="002fe9e1" officeooo:paragraph-rsid="002fe9e1" style:font-style-asian="normal" style:font-style-complex="normal"/>
    </style:style>
    <style:style style:name="P154"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55" style:family="paragraph" style:parent-style-name="Text_20_body">
      <style:paragraph-properties fo:text-align="justify" style:justify-single-word="false" fo:padding="0cm" fo:border="none" style:shadow="none" style:join-border="false"/>
      <style:text-properties fo:font-style="normal" officeooo:rsid="003a5af1" officeooo:paragraph-rsid="003a5af1" style:font-style-asian="normal" style:font-style-complex="normal"/>
    </style:style>
    <style:style style:name="P156" style:family="paragraph" style:parent-style-name="Text_20_body">
      <style:paragraph-properties fo:text-align="justify" style:justify-single-word="false" fo:padding="0cm" fo:border="none" style:shadow="none" style:join-border="false"/>
      <style:text-properties fo:font-style="normal" officeooo:rsid="003a5af1" officeooo:paragraph-rsid="003bfce4" style:font-style-asian="normal" style:font-style-complex="normal"/>
    </style:style>
    <style:style style:name="P157" style:family="paragraph" style:parent-style-name="Text_20_body">
      <style:paragraph-properties fo:text-align="justify" style:justify-single-word="false" fo:padding="0cm" fo:border="none" style:shadow="none" style:join-border="false"/>
      <style:text-properties fo:font-style="normal" officeooo:rsid="003a92e7" officeooo:paragraph-rsid="003a92e7" style:font-style-asian="normal" style:font-style-complex="normal"/>
    </style:style>
    <style:style style:name="P158" style:family="paragraph" style:parent-style-name="Text_20_body">
      <style:paragraph-properties fo:text-align="justify" style:justify-single-word="false" fo:padding="0cm" fo:border="none" style:shadow="none" style:join-border="false"/>
      <style:text-properties fo:font-style="normal" officeooo:rsid="004387a9" officeooo:paragraph-rsid="004387a9" style:font-style-asian="normal" style:font-style-complex="normal"/>
    </style:style>
    <style:style style:name="P159" style:family="paragraph" style:parent-style-name="Text_20_body">
      <style:paragraph-properties fo:text-align="justify" style:justify-single-word="false" fo:padding="0cm" fo:border="none" style:shadow="none" style:join-border="false"/>
      <style:text-properties fo:font-style="normal" officeooo:rsid="004387a9" officeooo:paragraph-rsid="00463e58" style:font-style-asian="normal" style:font-style-complex="normal"/>
    </style:style>
    <style:style style:name="P160" style:family="paragraph" style:parent-style-name="Text_20_body">
      <style:paragraph-properties fo:text-align="justify" style:justify-single-word="false" fo:padding="0cm" fo:border="none" style:shadow="none" style:join-border="false"/>
      <style:text-properties fo:font-style="normal" officeooo:rsid="003dbcf8" officeooo:paragraph-rsid="003ed55b" style:font-style-asian="normal" style:font-style-complex="normal"/>
    </style:style>
    <style:style style:name="P161"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62"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63" style:family="paragraph" style:parent-style-name="Text_20_body">
      <style:paragraph-properties fo:text-align="justify" style:justify-single-word="false" fo:padding="0cm" fo:border="none" style:shadow="none" style:join-border="false"/>
      <style:text-properties fo:font-style="normal" officeooo:rsid="0028c4e3" officeooo:paragraph-rsid="0028c4e3" fo:background-color="transparent" style:font-style-asian="normal" style:font-style-complex="normal"/>
    </style:style>
    <style:style style:name="P164"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65"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66" style:family="paragraph" style:parent-style-name="Footnote">
      <style:text-properties officeooo:paragraph-rsid="0125a2a2"/>
    </style:style>
    <style:style style:name="P16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6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1"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72" style:family="paragraph" style:parent-style-name="Text_20_body">
      <style:paragraph-properties fo:text-align="justify" style:justify-single-word="false" fo:padding="0cm" fo:border="none" style:shadow="none" style:join-border="false"/>
      <style:text-properties fo:font-style="normal" officeooo:rsid="004c30c9" officeooo:paragraph-rsid="004c30c9" fo:background-color="#ffff00" style:font-style-asian="normal" style:font-style-complex="normal"/>
    </style:style>
    <style:style style:name="P173" style:family="paragraph" style:parent-style-name="Heading_20_2">
      <style:paragraph-properties fo:text-align="center" style:justify-single-word="false"/>
      <style:text-properties officeooo:paragraph-rsid="00135035"/>
    </style:style>
    <style:style style:name="P174" style:family="paragraph" style:parent-style-name="Heading_20_3">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3a5af1"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style:use-window-font-color="true" fo:language="ru" fo:country="RU"/>
    </style:style>
    <style:style style:name="T90" style:family="text">
      <style:text-properties style:use-window-font-color="true" fo:language="ru" fo:country="RU" fo:font-weight="normal" style:font-weight-asian="normal" style:font-weight-complex="normal"/>
    </style:style>
    <style:style style:name="T91" style:family="text">
      <style:text-properties style:use-window-font-color="true" fo:language="ru" fo:country="RU" fo:font-weight="normal" officeooo:rsid="01cd80fd" style:font-weight-asian="normal" style:font-weight-complex="normal"/>
    </style:style>
    <style:style style:name="T92" style:family="text">
      <style:text-properties style:use-window-font-color="true" fo:language="ru" fo:country="RU" fo:font-weight="normal" officeooo:rsid="003388a5" style:font-weight-asian="normal" style:font-weight-complex="normal"/>
    </style:style>
    <style:style style:name="T93" style:family="text">
      <style:text-properties style:use-window-font-color="true" fo:language="ru" fo:country="RU" fo:font-weight="normal" officeooo:rsid="00348597" style:font-weight-asian="normal" style:font-weight-complex="normal"/>
    </style:style>
    <style:style style:name="T94" style:family="text">
      <style:text-properties style:use-window-font-color="true" fo:language="ru" fo:country="RU" fo:font-weight="normal" officeooo:rsid="00360c91" style:font-weight-asian="normal" style:font-weight-complex="normal"/>
    </style:style>
    <style:style style:name="T95" style:family="text">
      <style:text-properties style:use-window-font-color="true" fo:language="ru" fo:country="RU" fo:font-weight="normal" officeooo:rsid="00374e52" style:font-weight-asian="normal" style:font-weight-complex="normal"/>
    </style:style>
    <style:style style:name="T96" style:family="text">
      <style:text-properties style:use-window-font-color="true" fo:language="ru" fo:country="RU" fo:font-weight="normal" officeooo:rsid="003909c1" style:font-weight-asian="normal" style:font-weight-complex="normal"/>
    </style:style>
    <style:style style:name="T97" style:family="text">
      <style:text-properties style:use-window-font-color="true" fo:language="ru" fo:country="RU" fo:font-weight="normal" officeooo:rsid="004ca17e" style:font-weight-asian="normal" style:font-weight-complex="normal"/>
    </style:style>
    <style:style style:name="T98" style:family="text">
      <style:text-properties style:use-window-font-color="true" fo:language="ru" fo:country="RU" fo:font-weight="normal" officeooo:rsid="003388a5" fo:background-color="#ffff00" loext:char-shading-value="0" style:font-weight-asian="normal" style:font-weight-complex="normal"/>
    </style:style>
    <style:style style:name="T99" style:family="text">
      <style:text-properties style:use-window-font-color="true" fo:language="ru" fo:country="RU" fo:font-weight="normal" officeooo:rsid="00348597" fo:background-color="#ffff00" loext:char-shading-value="0" style:font-weight-asian="normal" style:font-weight-complex="normal"/>
    </style:style>
    <style:style style:name="T100" style:family="text">
      <style:text-properties style:use-window-font-color="true" fo:language="uk" fo:country="UA"/>
    </style:style>
    <style:style style:name="T101" style:family="text">
      <style:text-properties style:use-window-font-color="true" fo:language="uk" fo:country="UA" fo:font-weight="normal" officeooo:rsid="01cd80fd" style:font-weight-asian="normal" style:font-weight-complex="normal"/>
    </style:style>
    <style:style style:name="T102" style:family="text">
      <style:text-properties officeooo:rsid="0048af3f"/>
    </style:style>
    <style:style style:name="T103" style:family="text">
      <style:text-properties officeooo:rsid="0054b361"/>
    </style:style>
    <style:style style:name="T104" style:family="text">
      <style:text-properties officeooo:rsid="0056a3ca"/>
    </style:style>
    <style:style style:name="T105" style:family="text">
      <style:text-properties officeooo:rsid="010c3641"/>
    </style:style>
    <style:style style:name="T106" style:family="text">
      <style:text-properties officeooo:rsid="006857aa"/>
    </style:style>
    <style:style style:name="T107" style:family="text">
      <style:text-properties officeooo:rsid="005ae49b"/>
    </style:style>
    <style:style style:name="T108" style:family="text">
      <style:text-properties officeooo:rsid="00598937"/>
    </style:style>
    <style:style style:name="T109" style:family="text">
      <style:text-properties officeooo:rsid="005bfeb6"/>
    </style:style>
    <style:style style:name="T110" style:family="text">
      <style:text-properties officeooo:rsid="0079400a"/>
    </style:style>
    <style:style style:name="T111" style:family="text">
      <style:text-properties officeooo:rsid="006d2b09"/>
    </style:style>
    <style:style style:name="T112" style:family="text">
      <style:text-properties officeooo:rsid="00653342"/>
    </style:style>
    <style:style style:name="T113" style:family="text">
      <style:text-properties officeooo:rsid="0084a4bf"/>
    </style:style>
    <style:style style:name="T114" style:family="text">
      <style:text-properties officeooo:rsid="00a8d305"/>
    </style:style>
    <style:style style:name="T115" style:family="text">
      <style:text-properties officeooo:rsid="00868259"/>
    </style:style>
    <style:style style:name="T116" style:family="text">
      <style:text-properties officeooo:rsid="0086045d"/>
    </style:style>
    <style:style style:name="T117" style:family="text">
      <style:text-properties officeooo:rsid="007c26ed"/>
    </style:style>
    <style:style style:name="T118" style:family="text">
      <style:text-properties officeooo:rsid="007f2b0b"/>
    </style:style>
    <style:style style:name="T119" style:family="text">
      <style:text-properties officeooo:rsid="007f353c"/>
    </style:style>
    <style:style style:name="T120" style:family="text">
      <style:text-properties officeooo:rsid="007c05f1"/>
    </style:style>
    <style:style style:name="T121" style:family="text">
      <style:text-properties officeooo:rsid="007ccc0b"/>
    </style:style>
    <style:style style:name="T122" style:family="text">
      <style:text-properties officeooo:rsid="00717ade"/>
    </style:style>
    <style:style style:name="T123" style:family="text">
      <style:text-properties officeooo:rsid="0086ecfb"/>
    </style:style>
    <style:style style:name="T124" style:family="text">
      <style:text-properties officeooo:rsid="008afce7"/>
    </style:style>
    <style:style style:name="T125" style:family="text">
      <style:text-properties officeooo:rsid="008b7b1f"/>
    </style:style>
    <style:style style:name="T126" style:family="text">
      <style:text-properties officeooo:rsid="0091bcb0"/>
    </style:style>
    <style:style style:name="T127" style:family="text">
      <style:text-properties officeooo:rsid="00957c6e"/>
    </style:style>
    <style:style style:name="T128" style:family="text">
      <style:text-properties officeooo:rsid="0092afc6"/>
    </style:style>
    <style:style style:name="T129" style:family="text">
      <style:text-properties officeooo:rsid="0099e211"/>
    </style:style>
    <style:style style:name="T130" style:family="text">
      <style:text-properties officeooo:rsid="009d03f3"/>
    </style:style>
    <style:style style:name="T131" style:family="text">
      <style:text-properties officeooo:rsid="00a0e011"/>
    </style:style>
    <style:style style:name="T132" style:family="text">
      <style:text-properties officeooo:rsid="00a11756"/>
    </style:style>
    <style:style style:name="T133" style:family="text">
      <style:text-properties officeooo:rsid="00a333da"/>
    </style:style>
    <style:style style:name="T134" style:family="text">
      <style:text-properties officeooo:rsid="00a197f4"/>
    </style:style>
    <style:style style:name="T135" style:family="text">
      <style:text-properties officeooo:rsid="00a4987e"/>
    </style:style>
    <style:style style:name="T136" style:family="text">
      <style:text-properties officeooo:rsid="00a4f31b"/>
    </style:style>
    <style:style style:name="T137" style:family="text">
      <style:text-properties officeooo:rsid="00a57ea8"/>
    </style:style>
    <style:style style:name="T138" style:family="text">
      <style:text-properties officeooo:rsid="00b50685"/>
    </style:style>
    <style:style style:name="T139" style:family="text">
      <style:text-properties officeooo:rsid="00b7b032"/>
    </style:style>
    <style:style style:name="T140" style:family="text">
      <style:text-properties officeooo:rsid="00b85c32"/>
    </style:style>
    <style:style style:name="T141" style:family="text">
      <style:text-properties officeooo:rsid="00b8e128"/>
    </style:style>
    <style:style style:name="T142" style:family="text">
      <style:text-properties officeooo:rsid="00c6e0d4"/>
    </style:style>
    <style:style style:name="T143" style:family="text">
      <style:text-properties officeooo:rsid="00c8541b"/>
    </style:style>
    <style:style style:name="T144" style:family="text">
      <style:text-properties officeooo:rsid="00bc45f6"/>
    </style:style>
    <style:style style:name="T145" style:family="text">
      <style:text-properties officeooo:rsid="00ba70a2"/>
    </style:style>
    <style:style style:name="T146" style:family="text">
      <style:text-properties officeooo:rsid="0041e85a"/>
    </style:style>
    <style:style style:name="T147" style:family="text">
      <style:text-properties officeooo:rsid="002d3282"/>
    </style:style>
    <style:style style:name="T148" style:family="text">
      <style:text-properties officeooo:rsid="0031f8e1"/>
    </style:style>
    <style:style style:name="T149" style:family="text">
      <style:text-properties officeooo:rsid="001f5954"/>
    </style:style>
    <style:style style:name="T150" style:family="text">
      <style:text-properties officeooo:rsid="001b0292"/>
    </style:style>
    <style:style style:name="T151" style:family="text">
      <style:text-properties officeooo:rsid="0023936e"/>
    </style:style>
    <style:style style:name="T152" style:family="text">
      <style:text-properties officeooo:rsid="001ef6e5"/>
    </style:style>
    <style:style style:name="T153" style:family="text">
      <style:text-properties officeooo:rsid="00d31dd5"/>
    </style:style>
    <style:style style:name="T154" style:family="text">
      <style:text-properties officeooo:rsid="01c057b3"/>
    </style:style>
    <style:style style:name="T155" style:family="text">
      <style:text-properties officeooo:rsid="01f2da73"/>
    </style:style>
    <style:style style:name="T156" style:family="text">
      <style:text-properties officeooo:rsid="01f4586c"/>
    </style:style>
    <style:style style:name="T157" style:family="text">
      <style:text-properties officeooo:rsid="01f12d79"/>
    </style:style>
    <style:style style:name="T158" style:family="text">
      <style:text-properties officeooo:rsid="01d872e6"/>
    </style:style>
    <style:style style:name="T159" style:family="text">
      <style:text-properties officeooo:rsid="01aa60c0"/>
    </style:style>
    <style:style style:name="T160" style:family="text">
      <style:text-properties officeooo:rsid="01d825e1"/>
    </style:style>
    <style:style style:name="T161" style:family="text">
      <style:text-properties officeooo:rsid="01cf5913"/>
    </style:style>
    <style:style style:name="T162" style:family="text">
      <style:text-properties officeooo:rsid="01d0fa4e"/>
    </style:style>
    <style:style style:name="T163" style:family="text">
      <style:text-properties officeooo:rsid="01d259b2"/>
    </style:style>
    <style:style style:name="T164" style:family="text">
      <style:text-properties officeooo:rsid="01d6de20"/>
    </style:style>
    <style:style style:name="T165" style:family="text">
      <style:text-properties officeooo:rsid="01cf1d6a"/>
    </style:style>
    <style:style style:name="T166" style:family="text">
      <style:text-properties officeooo:rsid="01d2d6cd"/>
    </style:style>
    <style:style style:name="T167" style:family="text">
      <style:text-properties officeooo:rsid="01d93899"/>
    </style:style>
    <style:style style:name="T168" style:family="text">
      <style:text-properties officeooo:rsid="01da3806"/>
    </style:style>
    <style:style style:name="T169" style:family="text">
      <style:text-properties officeooo:rsid="01dd1a44"/>
    </style:style>
    <style:style style:name="T170" style:family="text">
      <style:text-properties officeooo:rsid="01e87294"/>
    </style:style>
    <style:style style:name="T171" style:family="text">
      <style:text-properties officeooo:rsid="01dd8647"/>
    </style:style>
    <style:style style:name="T172" style:family="text">
      <style:text-properties officeooo:rsid="01df7cc1"/>
    </style:style>
    <style:style style:name="T173" style:family="text">
      <style:text-properties officeooo:rsid="01ea32c0"/>
    </style:style>
    <style:style style:name="T174" style:family="text">
      <style:text-properties officeooo:rsid="01ec1a91"/>
    </style:style>
    <style:style style:name="T175" style:family="text">
      <style:text-properties officeooo:rsid="01eeb981"/>
    </style:style>
    <style:style style:name="T176" style:family="text">
      <style:text-properties officeooo:rsid="01efeab2"/>
    </style:style>
    <style:style style:name="T177" style:family="text">
      <style:text-properties officeooo:rsid="01f0d8ff"/>
    </style:style>
    <style:style style:name="T178" style:family="text">
      <style:text-properties officeooo:rsid="0017d095" fo:background-color="transparent" loext:char-shading-value="0"/>
    </style:style>
    <style:style style:name="T179" style:family="text">
      <style:text-properties officeooo:rsid="01d825e1" fo:background-color="transparent" loext:char-shading-value="0"/>
    </style:style>
    <style:style style:name="T180" style:family="text">
      <style:text-properties officeooo:rsid="00199821"/>
    </style:style>
    <style:style style:name="T181" style:family="text">
      <style:text-properties officeooo:rsid="001a7ac3"/>
    </style:style>
    <style:style style:name="T182" style:family="text">
      <style:text-properties fo:font-style="normal" style:font-style-asian="normal" style:font-style-complex="normal"/>
    </style:style>
    <style:style style:name="T183" style:family="text">
      <style:text-properties fo:font-style="normal" officeooo:rsid="001b7a80" style:font-style-asian="normal" style:font-style-complex="normal"/>
    </style:style>
    <style:style style:name="T184" style:family="text">
      <style:text-properties fo:font-style="normal" officeooo:rsid="00229078" style:font-style-asian="normal" style:font-style-complex="normal"/>
    </style:style>
    <style:style style:name="T185" style:family="text">
      <style:text-properties officeooo:rsid="001c8877"/>
    </style:style>
    <style:style style:name="T186" style:family="text">
      <style:text-properties officeooo:rsid="001ee3b7"/>
    </style:style>
    <style:style style:name="T187" style:family="text">
      <style:text-properties officeooo:rsid="00229078"/>
    </style:style>
    <style:style style:name="T188" style:family="text">
      <style:text-properties officeooo:rsid="0024fff9"/>
    </style:style>
    <style:style style:name="T189" style:family="text">
      <style:text-properties officeooo:rsid="00251ea2"/>
    </style:style>
    <style:style style:name="T190" style:family="text">
      <style:text-properties officeooo:rsid="0028c4e3"/>
    </style:style>
    <style:style style:name="T191" style:family="text">
      <style:text-properties officeooo:rsid="002aa211"/>
    </style:style>
    <style:style style:name="T192" style:family="text">
      <style:text-properties officeooo:rsid="00317aaf"/>
    </style:style>
    <style:style style:name="T193" style:family="text">
      <style:text-properties officeooo:rsid="00360c91"/>
    </style:style>
    <style:style style:name="T194" style:family="text">
      <style:text-properties officeooo:rsid="003909c1"/>
    </style:style>
    <style:style style:name="T195" style:family="text">
      <style:text-properties officeooo:rsid="003a92e7"/>
    </style:style>
    <style:style style:name="T196" style:family="text">
      <style:text-properties officeooo:rsid="003fe817"/>
    </style:style>
    <style:style style:name="T197" style:family="text">
      <style:text-properties officeooo:rsid="003ffe0a"/>
    </style:style>
    <style:style style:name="T198" style:family="text">
      <style:text-properties officeooo:rsid="004387a9"/>
    </style:style>
    <style:style style:name="T199" style:family="text">
      <style:text-properties fo:font-weight="bold" style:font-weight-asian="bold" style:font-weight-complex="bold"/>
    </style:style>
    <style:style style:name="T200" style:family="text">
      <style:text-properties fo:font-weight="bold" officeooo:rsid="004387a9" style:font-weight-asian="bold" style:font-weight-complex="bold"/>
    </style:style>
    <style:style style:name="T201" style:family="text">
      <style:text-properties officeooo:rsid="00460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7">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8">маршрутам</text:span> и красиво обустроеным дорожкам.</text:p>
      <text:p text:style-name="P27"/>
      <text:p text:style-name="P27">… Легче всего было с <text:span text:style-name="T29">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0">поручень, крепко хватаю оба конца и перешагиваю через ограждение.</text:span></text:p>
      <text:p text:style-name="P28"/>
      <text:p text:style-name="P29">Ну да, синяя параноичка пыталась объяснить <text:span text:style-name="T31">остутствие сквозного прохода в башне </text:span>“соображени<text:span text:style-name="T31">ями</text:span> фортификации”, но <text:span text:style-name="T32">тебя не проведёшь, Анон</text:span>. <text:span text:style-name="T32">Ты давно заметил садистские склонности у синей милитаристки.</text:span> <text:span text:style-name="T31">С башней Селестии-то было всё в порядке!</text:span></text:p>
      <text:p text:style-name="P15"/>
      <text:p text:style-name="P62"><text:soft-page-break/>Пять метров вниз – и я на нижней галерее. <text:span text:style-name="T33">Под взглядом ошалевшего стражника-единорога о</text:span>тпускаю один конец и вытягиваю верёвку за второй. <text:span text:style-name="T33">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4">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4">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5">… Гораздо т</text:span>руднее было с <text:span text:style-name="T35">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7"> Бля…</text:span></text:p>
      <text:p text:style-name="P63"/>
      <text:p text:style-name="P34">Обидно <text:span text:style-name="T38">было </text:span>даже не то, что рукав <text:span text:style-name="T39">дорогущего костюма </text:span>разошёлся в подмышке <text:span text:style-name="T38">во время очередного дюльфера</text:span><text:span text:style-name="T38"><text:note text:id="ftn1" text:note-class="footnote"><text:note-citation>1</text:note-citation><text:note-body><text:p text:style-name="P166"><text:span text:style-name="T40">Дюльфер - </text:span>скоростной спуск по верёвке на крутых и отвесных стенах.</text:p></text:note-body></text:note></text:span>. <text:span text:style-name="T3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1">до позеленения</text:span>, чтоб так просто сдаться!</text:p>
      <text:p text:style-name="P36"/>
      <text:p text:style-name="P36"><text:soft-page-break/>Плюнув на костюм окончательно, я <text:span text:style-name="T42">покрепче зажал трос локтями и ногами и практически отпустил верёвку</text:span>. <text:span text:style-name="T42">Треск в</text:span> месте соприкосновения <text:span text:style-name="T42">ткани</text:span> о верёвку <text:span text:style-name="T42">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3">они </text:span>там, Блэйз? - указываю глазами на лестницу в центральный холл.</text:p>
      <text:p text:style-name="P38">- <text:span text:style-name="T43">З</text:span>ашли пятнадцать минут назад, - отвечает солнечный страж, <text:span text:style-name="T44">косясь на мои ошмётки одежды</text:span>.</text:p>
      <text:p text:style-name="P38"/>
      <text:p text:style-name="P38">Чертыхаясь, несусь к <text:span text:style-name="T45">неприметной дверце в цоколе дворца. Через пару минут, вываливаюсь из подсобки у тронного зала в ореоле веников и швабр.</text:span></text:p>
      <text:p text:style-name="P39"><text:span text:style-name="T44">Церемонимейстер, завидев меня, подпрыгивает от</text:span> нетерпения:</text:p>
      <text:p text:style-name="P39"/>
      <text:p text:style-name="P39">- Поторопись, мой <text:span text:style-name="T46">п</text:span>ринц! Доттид Лайн задержал делегацию в Розовом зале, но грифоны уже <text:span text:style-name="T44">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7">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8">поспешно </text:span>захлопывается…</text:p>
      <text:p text:style-name="P40"/>
      <text:p text:style-name="P40">…</text:p>
      <text:p text:style-name="P40"/>
      <text:p text:style-name="P40">Две аликорницы <text:span text:style-name="T49">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0">Твой костюм…</text:span></text:p>
      <text:p text:style-name="P41">- <text:span text:style-name="T50">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1">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1">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2">Раздаются три удара древком алебарды в пол. Двери распахиваются.</text:span></text:p>
      <text:p text:style-name="P44">- <text:span text:style-name="T53">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4">С</text:span>оветник Доттид Лайн с вымученной улыбкой <text:span text:style-name="T54">и растрёпанной гривой </text:span>выскакивает вперёд, но его бесцеремонно отпихивает в сторону <text:span text:style-name="T55">здоровенный </text:span>грифон с железным клювом. <text:span text:style-name="T5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8">Королевство Грифонов… рассчитывает… заключить торговое соглашение…</text:span></text:p>
      <text:p text:style-name="P39"/>
      <text:p text:style-name="P39">Грифон <text:span text:style-name="T59">кидает взгляд на трон и, </text:span>сверкну<text:span text:style-name="T60">в</text:span> красным глазом <text:span text:style-name="T61">сквозь монокль, </text:span>продолж<text:span text:style-name="T59">ает</text:span>.</text:p>
      <text:p text:style-name="P39">- <text:span text:style-name="T62">К</text:span>ороль Гвидо уполномочил <text:span text:style-name="T57">своего премьер-министра, Горга Квинтана</text:span> <text:span text:style-name="T61">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7">Горг</text:span>, - беседа будет более продуктивной, если мы сможем отбросить <text:span text:style-name="T58">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7">когтем</text:span> на стражников и несчастного Доттид Лайна.</text:p>
      <text:p text:style-name="P47"/>
      <text:p text:style-name="P47">- Мы не могли бы <text:span text:style-name="T63">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4">А обезьяна? - грифон кивает на меня.</text:span></text:p>
      <text:p text:style-name="P47"/>
      <text:p text:style-name="P48">Во вгляде белой аликорницы появляется лёд.</text:p>
      <text:p text:style-name="P48">- <text:span text:style-name="T57">Не</text:span> сме<text:span text:style-name="T57">й</text:span>те оскорблять принца Эквестрии, <text:span text:style-name="T57">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5">Да б</text:span>рос<text:span text:style-name="T58">ь</text:span>те, принцесса! <text:span text:style-name="T65">Передо мной можете не стесняться. </text:span>Ве<text:span text:style-name="T65">сь</text:span> <text:span text:style-name="T65">Эквус </text:span>зна<text:span text:style-name="T65">е</text:span>т, какова легитимность этой… этого “принца-консорта”! - прищурив один глаз и скосив на меня второй, грифон подчерк<text:span text:style-name="T58">ивает</text:span> язвительный тон сказанного. - Примату просто повезло, что он пришёлся фаворитом светлейшей особ<text:span text:style-name="T65">е</text:span>. <text:span text:style-name="T58">Мы уважаем ваш выбор, принцесса, но разговор должен стостояться без посторонних.</text:span></text:p>
      <text:p text:style-name="P48"/>
      <text:p text:style-name="P48">Гадёныш снова склон<text:span text:style-name="T57">яет</text:span> голову перед <text:span text:style-name="T65">аликорницей</text:span>, совершенно игнорируя меня.</text:p>
      <text:p text:style-name="P48">Мне <text:span text:style-name="T66">хочется</text:span> <text:span text:style-name="T65">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8">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8">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8">ы</text:span>й фиолетовый оттенок.</text:p>
      <text:p text:style-name="P49"/>
      <text:p text:style-name="P49">- Но довольно эт<text:span text:style-name="T69">ой</text:span> светск<text:span text:style-name="T69">ой</text:span> <text:span text:style-name="T69">болтовни</text:span>! - разряжает обстановку Сел. - <text:span text:style-name="T70">Т</text:span>ы, кажется, хотел нам что-то рассказать, Горг?</text:p>
      <text:p text:style-name="P48"/>
      <text:p text:style-name="P50">Грифон оцени<text:span text:style-name="T71">вает</text:span> переход на “ты” и <text:span text:style-name="T66">чуть заметно кивает ей</text:span>. <text:span text:style-name="T71">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6">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2">орг</text:span> по-кошачьи выпускает когти <text:span text:style-name="T72">на лапе </text:span>и нарочито медленно ковыряется в клюве. Отвратительные <text:s/>щелчки и скрипение перемежаются с шорохом падающих на мраморный пол <text:span text:style-name="T73">остатков пищи. Я недоумённо смотрю на н</text:span>едвижны<text:span text:style-name="T73">х</text:span> Селести<text:span text:style-name="T73">ю</text:span> и Лун<text:span text:style-name="T73">у,</text:span> бесстрастно наблюдаю<text:span text:style-name="T73">щих</text:span> за <text:span text:style-name="T73">унизительной </text:span>сценой. Молчание затягивается.</text:p>
      <text:p text:style-name="P53"><text:soft-page-break/></text:p>
      <text:p text:style-name="P53"><text:span text:style-name="T72">З</text:span>рачки <text:span text:style-name="T72">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4">Зверюга</text:span> <text:span text:style-name="T74">встаёт и </text:span>щелкает когтями. К нему тотчас подходит один из грифонов и подаёт небольшую флягу, украшенную затейливой инкрустацией. <text:span text:style-name="T74">Горг</text:span> отхлёбывает из фляги и продолжает посвежевшим голосом.</text:p>
      <text:p text:style-name="P54"/>
      <text:p text:style-name="P54">- <text:span text:style-name="T7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4">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4">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6">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7">Три дня из д</text:span>ворцов<text:span text:style-name="T77">ой</text:span> жизн<text:span text:style-name="T77">и</text:span> Анона со всеми нюансами и регалиями - <text:span text:style-name="T77">юмор</text:span>. Сел загружена делами по горло и очень уставшая.</text:p>
      <text:p text:style-name="P19"/>
      <text:p text:style-name="P19">День первый: </text:p>
      <text:p text:style-name="P20">Приём <text:span text:style-name="T78">торговой </text:span>миссии <text:span text:style-name="T78">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8">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9">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0">т</text:span>лива, что у неё есть <text:span text:style-name="T81">помощник - </text:span>Анон</text:p>
      <text:p text:style-name="P5">…</text:p>
      <text:p text:style-name="P5"><text:span text:style-name="T82">(</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2">)</text:span></text:p>
      <text:p text:style-name="P5"/>
      <text:p text:style-name="P10">Я ввалился в приёмную. Голова аликорницы покоилась на столе, глаза были закрыты. <text:span text:style-name="T83">При стуке двери лишь чуть дёрнулось ухо.</text:span></text:p>
      <text:p text:style-name="P10">- <text:span text:style-name="T84">Сел, меня волнует состояние наших отношений в последнее время, - начал я издалека.</text:span></text:p>
      <text:p text:style-name="P10">- <text:span text:style-name="T84">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5">вчера</text:span> заснуть во время секса?!! - <text:span text:style-name="T86">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7">Борьба с собственным сенатом отнимает все силы. Я обещаю исправиться после принятия закона о </text:span><text:span text:style-name="T88">двойном налогообложении</text:span><text:span text:style-name="T87">. Пока же постарайся не обращать внимание на это… ммм… маленькое неудобство.</text:span></text:p>
      <text:p text:style-name="P10">- <text:span text:style-name="T102">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103">признаётся</text:span>, что устаёт ещё и от того, что беременна. Анон в шоке. <text:span text:style-name="T10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73" text:outline-level="2">II</text:h>
      <text:p text:style-name="P67">&lt;Селестия расслабляется, счастливые дни → <text:span text:style-name="T105">Бунт с попыткой казни Селестии через обезглавливание. Палач необычайно учтив с Сел, но твёрд в намерениях&gt;</text:span></text:p>
      <text:h text:style-name="P173" text:outline-level="2">III</text:h>
      <text:p text:style-name="P68">&lt;Отправка Анона на Луну с Луной&gt;</text:p>
      <text:p text:style-name="P69">&lt;Сцена с голым Аноном и Луной&gt;</text:p>
      <text:h text:style-name="P173" text:outline-level="2">IV</text:h>
      <text:p text:style-name="P70"/>
      <text:h text:style-name="P173" text:outline-level="2">V</text:h>
      <text:p text:style-name="P70"/>
      <text:h text:style-name="P173"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73"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106">учительницы</text:span> <text:span text:style-name="T107">скучали в фойе</text:span>. Экскурсовод – <text:span text:style-name="T108">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108">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109">Да-да, они у меня воспитанные, - вымученно улыбнулась кобыла-земнопони, задней ногой отодвинув жеребёнка от гипсового бюста.</text:span></text:p>
      <text:p text:style-name="P74">- <text:span text:style-name="T11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11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11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11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111">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12">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13">на припавшей к полу фигуре было </text:span>множество выщербин и царапин, одно крыло отломано, второе покрыто сетью трещин, часть хвоста остуств<text:span text:style-name="T114">овала</text:span>, голов<text:span text:style-name="T114">у</text:span> с отбитым ухом венча<text:span text:style-name="T114">л</text:span> облом<text:span text:style-name="T11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15">замирало</text:span> от осознания того, какой она могла бы быть до повреждений.</text:p>
      <text:p text:style-name="P77"/>
      <text:p text:style-name="P76"><text:span text:style-name="T112">- </text:span>Многие считают, что эта статуя – всё, что осталось от легендарной правительницы древней Эквестрии, принцессы Селестии. <text:span text:style-name="T116">По завершающей легенде селестианского цикла она сразилась с </text:span><text:span text:style-name="T20">Горгоном</text:span><text:span text:style-name="T116">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17">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18">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19">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20">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2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21">Селестии </text:span>на <text:span text:style-name="T118">престоле</text:span> Эквестрии. <text:span text:style-name="T12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12">А вы сами как считаете? - перебила экскурсовода </text:span><text:span text:style-name="T21">Индиго</text:span><text:span text:style-name="T112">.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1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2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22">Дасти Нупс, веди себя прилично! - шикнула на него учительница, - немедленно вернисть в группу!</text:span></text:p>
      <text:p text:style-name="P74">- <text:span text:style-name="T12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23">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24">вышел на балкон. </text:span>П<text:span text:style-name="T124">ерегну</text:span>вшись<text:span text:style-name="T124"> через перила, </text:span>посмотрел вниз<text:span text:style-name="T124">.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25">тебя дождаться </text:span>и я выполнила своё о<text:span text:style-name="T125">б</text:span>ещание, мой маленький человек, - Селестия опустила голову мне на плечо.</text:p>
      <text:p text:style-name="P86">- <text:span text:style-name="T126">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27">.</text:span></text:p>
      <text:p text:style-name="P89"/>
      <text:p text:style-name="P86">- <text:span text:style-name="T126">Ну же, Анон, не стоит так переживать, я же сказала, что буду ждать. Когда я тебя обманывала?</text:span></text:p>
      <text:p text:style-name="P86"><text:soft-page-break/>- <text:span text:style-name="T128">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29">И снова перехватило дыхание – от ужаса.</text:span></text:p>
      <text:p text:style-name="P90">- <text:span text:style-name="T129">Сел!!!</text:span></text:p>
      <text:p text:style-name="P90">- <text:span text:style-name="T12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30">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3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3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32">с зажимом для волос</text:span>. <text:span text:style-name="T133">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34">Мы рады, что ты вернулась.</text:span></text:p>
      <text:p text:style-name="P92"/>
      <text:p text:style-name="P93">Коротко кивнув <text:span text:style-name="T135">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36">ЛУНА! - Селестия притянула сестру к себе, заключив в объятиях. - Я не надеялась увидеть тебя живой!</text:span></text:p>
      <text:p text:style-name="P85">- <text:span text:style-name="T137">Сестрица, право же, оставь эти нежности! Подумаешь – не виделись </text:span><text:span text:style-name="T24">десять тысяч </text:span><text:span text:style-name="T137">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38">Всё плохое, что могло произойти, осталось в прошлом и сейчас творилось только хорошее.</text:span></text:p>
      <text:p text:style-name="P94"/>
      <text:p text:style-name="P94">- <text:span text:style-name="T139">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39">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40">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41">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41">и крепко обняла раненую аликорницу крылом.</text:span></text:p>
      <text:p text:style-name="P97">- <text:span text:style-name="T142">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41">Анон, - обратилась ко мне Селестия, - Хотела бы я нести тебя сейчас… Увы – раны не позволят. Садись на Луну, пожалуйста…</text:span></text:p>
      <text:p text:style-name="P98">Луна <text:span text:style-name="T143">повернулась ко мне и нахмурилась</text:span>. <text:span text:style-name="T143">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43">Внезапно </text:span>строгую морду осветила улыбка и <text:span text:style-name="T143">бирюзовый глаз подмигнул мне.</text:span></text:p>
      <text:p text:style-name="P98"/>
      <text:p text:style-name="P98">- <text:span text:style-name="T143">Ты всё ещё боишься нас, Анон. После стольких-то лет знакомства. Это забавляет. Садись!</text:span></text:p>
      <text:p text:style-name="P98"/>
      <text:p text:style-name="P97">…</text:p>
      <text:p text:style-name="P97"/>
      <text:p text:style-name="P100"><text:soft-page-break/>Мистик Вьюв – х<text:span text:style-name="T144">л</text:span>аб<text:span text:style-name="T144">л</text:span>ый! Мистик Вьюв не убе<text:span text:style-name="T144">з</text:span>ал, как <text:span text:style-name="T144">длугие</text:span>, <text:span text:style-name="T144">от</text:span> <text:span text:style-name="T144">стласного </text:span>Анон<text:span text:style-name="T144">а</text:span>! Мистик В<text:span text:style-name="T145">ь</text:span>юв <text:span text:style-name="T144">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text:span text:style-name="T196">Высоко</text:span>-<text:span text:style-name="T196">высоко</text:span> в небо!</text:p>
      <text:p text:style-name="P116">(Mike Oldfield – Oceania <text:s text:c="2"/><text:a xlink:type="simple" xlink:href="https://www.youtube.com/watch?v=aG-_7xXTHjk" text:style-name="Internet_20_link" text:visited-style-name="Visited_20_Internet_20_Link">https://www.youtube.com/watch?v=aG-_7xXTHjk</text:a> <text:line-break/><text:span text:style-name="T197">Mike Oldfield – Let Be The Light </text:span><text:a xlink:type="simple" xlink:href="https://www.youtube.com/watch?v=fRKmK4K6Jew" text:style-name="Internet_20_link" text:visited-style-name="Visited_20_Internet_20_Link"><text:span text:style-name="T197">https://www.youtube.com/watch?v=fRKmK4K6Jew</text:span></text:a><text:span text:style-name="T197"> </text:span>)</text:p>
      <text:p text:style-name="P97"/>
      <text:p text:style-name="P94"/>
      <text:p text:style-name="P102">===============================================================================</text:p>
      <text:p text:style-name="P115"><text:span text:style-name="T146">В пространстве с</text:span>мутно <text:span text:style-name="T146">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74"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4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4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48">карандаш</text:span>…</text:p>
      <text:p text:style-name="P105">…</text:p>
      <text:p text:style-name="P105"/>
      <text:p text:style-name="P106"/>
      <text:p text:style-name="P106">…</text:p>
      <text:p text:style-name="P104"><text:soft-page-break/>-----------------------------------------------</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4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5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50">о</text:span>громные <text:span text:style-name="T151">вишнёвые </text:span>глаза <text:span text:style-name="T150">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52">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5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text:soft-page-break/>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text:soft-pag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text:soft-page-break/>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text:soft-pag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8"/>
      <text:p text:style-name="P119">Сюжет:</text:p>
      <text:p text:style-name="P119">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9"/>
      <text:p text:style-name="P120">(с этого момента начинаются воспоминания Хумана)-&gt;</text:p>
      <text:p text:style-name="P120"/>
      <text:p text:style-name="P121">…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9"/>
      <text:p text:style-name="P121">Вот как раз похождения Анона в глубоком прошлом Эквестрии и снятся Анону в психушке.</text:p>
      <text:p text:style-name="P119"/>
      <text:p text:style-name="P119">-----------------</text:p>
      <text:p text:style-name="P122">Фантастические Сны <text:span text:style-name="T155">Дедлайна</text:span> из психушки – придумала Селестия, превращённая в камень. Эквестрийский Сон (с Обменом) – придумал <text:span text:style-name="T156">Дедлайн</text:span> в ответ. Это и есть великий Обмен.</text:p>
      <text:p text:style-name="P119">-----------------</text:p>
      <text:p text:style-name="P119"/>
      <text:p text:style-name="P119"/>
      <text:p text:style-name="P124"><text:soft-page-break/>===========================================</text:p>
      <text:p text:style-name="P124"/>
      <text:p text:style-name="P124">&lt;Сцена в туалете психушки. У <text:span text:style-name="T157">Дедлайна</text:span> стреляют сигареты. Слышен диктор из динамика – он сообщает об ухудшении международной обстановки. <text:span text:style-name="T158">Римский папа призывает отказаться от ядерного оружия</text:span>)&gt;</text:p>
      <text:p text:style-name="P118"/>
      <text:p text:style-name="P12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18">- <text:span text:style-name="T158">Дедлайн, курево не долганёшь?</text:span></text:p>
      <text:p text:style-name="P118"/>
      <text:p text:style-name="P118"/>
      <text:p text:style-name="P118"/>
      <text:p text:style-name="P118"/>
      <text:p text:style-name="P118"/>
      <text:p text:style-name="P118"/>
      <text:p text:style-name="P118"/>
      <text:p text:style-name="P118"/>
      <text:p text:style-name="P125">(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9">сама </text:span>Сел стала статуей, <text:span text:style-name="T159">а Луну закинуло на луну</text:span>).</text:p>
      <text:p text:style-name="P123"/>
      <text:p text:style-name="P123">Сон 2:</text:p>
      <text:p text:style-name="P123"/>
      <text:p text:style-name="P123">Сон 3:</text:p>
      <text:p text:style-name="P123"/>
      <text:p text:style-name="P123">Сон 4:</text:p>
      <text:p text:style-name="P123">Сон 5:</text:p>
      <text:p text:style-name="P123"/>
      <text:p text:style-name="P123">Сборка в Эквестрии</text:p>
      <text:p text:style-name="P123"/>
      <text:p text:style-name="P123"><text:soft-page-break/></text:p>
      <text:p text:style-name="P1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7">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7">Я закрыл глаза, запрокинул голову и засмеялся. И смеялся до тех пор, пока сияние не выжгло мне глаза.</text:p>
      <text:p text:style-name="P126">.</text:p>
      <text:p text:style-name="P126">.</text:p>
      <text:p text:style-name="P126">.</text:p>
      <text:p text:style-name="P162"><text:span text:style-name="T89">Сияние. </text:span><text:span text:style-name="T100">Оно п</text:span><text:span text:style-name="T89">овсюду. </text:span><text:span text:style-name="T100">Нет верха и низа, нет направлений и расстояний. Нет м</text:span><text:span text:style-name="T89">ыслей. Нет чувств. Нет времени. Есть только бесконечное сияние.</text:span></text:p>
      <text:p text:style-name="P170">В какой-то момент пришло осознание.</text:p>
      <text:p text:style-name="P169"/>
      <text:p text:style-name="P1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8"/>
      <text:p text:style-name="P162">В абсолютном, всепоглощающем сиянии стали проступать очертания.</text:p>
      <text:p text:style-name="P162"/>
      <text:p text:style-name="P164">Длинный рог… <text:span text:style-name="T160">Переливающийся каскад </text:span>волн <text:span text:style-name="T178">необъятной</text:span><text:span text:style-name="T179"> </text:span>гривы… <text:span text:style-name="T160">Огромные, бессильно распростёртые по полу крылья…. </text:span>Пронзительный взгляд <text:span text:style-name="T180">вишнёвых</text:span> глаз <text:span text:style-name="T161">из-под скрывающей полморды чёлки.</text:span></text:p>
      <text:p text:style-name="P126"/>
      <text:p text:style-name="P126">- <text:span text:style-name="T161">Ты всё же пришёл… Мне хватило сил призвать тебя, Проводник… Кха-кха-кха…</text:span></text:p>
      <text:p text:style-name="P127"><text:span text:style-name="T162">Она</text:span> выкашляла пару клубов <text:span text:style-name="T162">неестественно-</text:span>ярко<text:span text:style-name="T162">го </text:span>розового дыма.</text:p>
      <text:p text:style-name="P127"/>
      <text:p text:style-name="P127">- <text:span text:style-name="T163">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7"><text:soft-page-break/></text:p>
      <text:p text:style-name="P128">Окружающий мир сфокусировался достаточно, чтобы я смог разглядеть <text:span text:style-name="T164">в розовом тумане </text:span>к<text:span text:style-name="T165">аменные перила широкого балкона, с</text:span>т<text:span text:style-name="T165">ройные иглы высоких башень на заднем плане… </text:span>и <text:span text:style-name="T166">лежащее у ног моей собеседницы тело, </text:span>похоже<text:span text:style-name="T166">е</text:span> на <text:span text:style-name="T166">неё</text:span>, только меньших размеров и тёмного окраса.</text:p>
      <text:p text:style-name="P128"/>
      <text:p text:style-name="P128">- <text:span text:style-name="T16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8"/>
      <text:p text:style-name="P129">Копыто крылатой единорожихи поехало по плитке пола, но, собравшись с силами, она выпрямилась.</text:p>
      <text:p text:style-name="P128"/>
      <text:p text:style-name="P127">- <text:span text:style-name="T16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7"/>
      <text:p text:style-name="P130">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68">Я ущипнул себя за нос.</text:span></text:p>
      <text:p text:style-name="P131">Больно, блин!</text:p>
      <text:p text:style-name="P131"/>
      <text:p text:style-name="P131">- … <text:span text:style-name="T169">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1"/>
      <text:p text:style-name="P132">Перед единорожихой парила в пространстве <text:span text:style-name="T170">маленькая фигурка</text:span> её самой – с рогом, крыльями и переливающейся гривой. Но, в отличие от бессильно спадающ<text:span text:style-name="T170">их</text:span> <text:span text:style-name="T171">к</text:span> полу <text:span text:style-name="T170">локонов</text:span> моей собеседницы, грива статуэтки плавно реяла в воздухе, развеваемая не<text:span text:style-name="T172">зримым</text:span> эфиром.</text:p>
      <text:p text:style-name="P132"/>
      <text:p text:style-name="P130">- <text:span text:style-name="T169">Я перенесу тебя в то время, когда мой мир был ещё молод, чтобы мои подданные научились жить без магии. Когда ты окажешься там, ты должен…</text:span></text:p>
      <text:p text:style-name="P130">- <text:span text:style-name="T17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30"><text:soft-page-break/>- <text:span text:style-name="T17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30">- <text:span text:style-name="T174">Не знаю. Я не успел понять, - пожал я плечами, - ты слишком рано забрала меня из психушки.</text:span></text:p>
      <text:p text:style-name="P130"/>
      <text:p text:style-name="P133">Магическая лошадь (или аликорн, как она себя назвала) запнулась. Я остолбенело смотрел, как кончик её крыла начал плавиться, <text:span text:style-name="T175">стекая</text:span> на плиты пола розоватой струйкой.</text:p>
      <text:p text:style-name="P133"/>
      <text:p text:style-name="P13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3"/>
      <text:p text:style-name="P13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3"/>
      <text:p text:style-name="P133">- Источник магии расположен в глубокой пещере в <text:span text:style-name="T176">&lt;</text:span>скале Кантерлота<text:span text:style-name="T176">&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75">Потом её морду осветило озарение. - </text:span><text:span text:style-name="T25">В то время её называли “Дрогонштерн”</text:span><text:span text:style-name="T175">. Мы часто резвились с сестрой в окрестностях.</text:span></text:p>
      <text:p text:style-name="P133"/>
      <text:p text:style-name="P134">Слеза скатилась с морды аликорницы и она стёрла её сгибом крыла, <text:span text:style-name="T176">размазывая розоватое желе по скуле</text:span>.</text:p>
      <text:p text:style-name="P134"/>
      <text:p text:style-name="P134">- <text:span text:style-name="T177">Помоги мне, Проводник! Ради моих маленьких пони…</text:span></text:p>
      <text:p text:style-name="P134"/>
      <text:p text:style-name="P135">Магическая лошадь заходится в продолжительном кашле, струйки розоватой слизи стекают с её крыльев <text:s/>и хвоста, собираясь в лужицы на полу.</text:p>
      <text:p text:style-name="P135">Склонившаяся над безжизненным телом фигура тает в розовом тумане… </text:p>
      <text:p text:style-name="P134"/>
      <text:p text:style-name="P136">===========================================================</text:p>
      <text:p text:style-name="P137">.</text:p>
      <text:p text:style-name="P137"><text:soft-page-break/>.</text:p>
      <text:p text:style-name="P137">.</text:p>
      <text:p text:style-name="P168">Я открываю глаза и вижу фигуру в голубом.</text:p>
      <text:p text:style-name="P144"/>
      <text:p text:style-name="P145">- Быстро! За мной! - <text:span text:style-name="T181">торопливо </text:span>шепчет мне она.</text:p>
      <text:p text:style-name="P146">Я послушно ползу среди костей и раздавленных черепов за голубой… пони? Пони? Какой ещё, к дьяволу, пони?</text:p>
      <text:p text:style-name="P146">- Пегаской! - шипит, оборачиваясь, она.</text:p>
      <text:p text:style-name="P172">&lt;пегаска закована в лёгкие кожаныедоспехи&gt;</text:p>
      <text:p text:style-name="P146">Видно, последние слова я произнёс вслух. И, да, теперь я замечаю у поняхи два аккуратно сложенных на спине крыла.</text:p>
      <text:p text:style-name="P146">Черепа… Кости… Пегаска… Чушь какая-то!</text:p>
      <text:p text:style-name="P146"/>
      <text:p text:style-name="P165"><text:span text:style-name="T184">Поняха</text:span><text:span text:style-name="T182">, тем временем, юрко забилась под камень, в какую-то щель. Я озадаченно застыл перед </text:span><text:span text:style-name="T183">пещеркой</text:span><text:span text:style-name="T182">, </text:span><text:span text:style-name="T183">не решаясь ползти дальше</text:span><text:span text:style-name="T182">. Через мгновение злая мордаха поньки появилась в проёме, схватила меня зубами за шиворот и затащила внутрь.</text:span></text:p>
      <text:p text:style-name="P146"/>
      <text:p text:style-name="P146">- Какого чё…?!!</text:p>
      <text:p text:style-name="P146">- Тс-с-с! - сумасшедшая <text:span text:style-name="T187">пегаска</text:span> <text:s/>прижала одно копыто себе к губам, а вторым заткнула мне рот. - <text:span text:style-name="T194">Тише! Он с минуты на минуту появится! И слух у него очень чуткий!</text:span></text:p>
      <text:p text:style-name="P146">- <text:span text:style-name="T185">Появится кто? - спросил я, потирая ушибленную о каменный свод макушку.</text:span></text:p>
      <text:p text:style-name="P146"/>
      <text:p text:style-name="P147">Ответить <text:span text:style-name="T186">поняха</text:span>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text:span text:style-name="T186">В последовавшем затем приглушенном рокоте я угадал дыхание огромного существа. Мне стало нехорошо.</text:span></text:p>
      <text:p text:style-name="P147"/>
      <text:p text:style-name="P148">Я пригнулся к уху поньки и еле слышно прошептал:</text:p>
      <text:p text:style-name="P148">- Кто это?</text:p>
      <text:p text:style-name="P148">- Агамемнон, - так же, едва шевеля губами, прошептала поняха. - Он сегодня голодный, <text:span text:style-name="T194">остался без обеда</text:span>. И у него хороший слух.</text:p>
      <text:p text:style-name="P149"><text:soft-page-break/></text:p>
      <text:p text:style-name="P149">Я снова почесал ушибленный лоб</text:p>
      <text:p text:style-name="P147">- <text:span text:style-name="T187">Мне это имя вообще ничего не говорит.</text:span></text:p>
      <text:p text:style-name="P147"/>
      <text:p text:style-name="P150">Пегаска <text:span text:style-name="T190">критически</text:span> осмотрела меня.</text:p>
      <text:p text:style-name="P147">- <text:span text:style-name="T188">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Может, ему гормонами мозги отшибло?</text:span></text:p>
      <text:p text:style-name="P163">Пегаска попробовала было потрогать меня в паху, но я <text:span text:style-name="T191">с возмущением</text:span> отбросил её копыто.</text:p>
      <text:p text:style-name="P147">- <text:span text:style-name="T189">Ты с Луны, что ли, свалился? - наконец, прервала этот хамоватый монолог она. - Не знают Агамемнона тут только жеребята-сосунки. Ну, ещё те костомахи, мимо которых мы только что ползли. И то, насчёт последних я не уверена.</text:span></text:p>
      <text:p text:style-name="P147"/>
      <text:p text:style-name="P153">От беспокойной возни снаружи скала задрожала. Кто-то шумно зевнул и с металлическим скрежетом почесался.</text:p>
      <text:p text:style-name="P153"/>
      <text:p text:style-name="P151">- <text:span text:style-name="T192">Так откуда ты? - пытливо спросила поняха.</text:span></text:p>
      <text:p text:style-name="P151">- <text:span text:style-name="T192">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span></text:p>
      <text:p text:style-name="P154">Я закрыл глаза и сосредоточился…</text:p>
      <text:p text:style-name="P154"/>
      <text:p text:style-name="P154">Сияние… <text:span text:style-name="T101">Оно п</text:span><text:span text:style-name="T91">овсюду. </text:span><text:span text:style-name="T101">Нет верха и низа, нет направлений и расстояний. Нет м</text:span><text:span text:style-name="T91">ыслей. Нет чувств. Нет времени. Есть только бесконечное сияние…</text:span></text:p>
      <text:p text:style-name="P139"/>
      <text:p text:style-name="P154"><text:span text:style-name="T91">- </text:span><text:span text:style-name="T90">Не помню.</text:span></text:p>
      <text:p text:style-name="P140">- Что? - удивилась поняха. - Не помнишь, где твой дом?</text:p>
      <text:p text:style-name="P154"><text:span text:style-name="T90">- </text:span><text:span text:style-name="T92">Нет.</text:span></text:p>
      <text:p text:style-name="P154"><text:span text:style-name="T92">- </text:span><text:span text:style-name="T97">А как попал в гнездо Агамемнона — помнишь?</text:span></text:p>
      <text:p text:style-name="P154"><text:span text:style-name="T97">- Нет.</text:span></text:p>
      <text:p text:style-name="P141">- А кто ты — помнишь?</text:p>
      <text:p text:style-name="P141">- Нет.</text:p>
      <text:p text:style-name="P154"><text:soft-page-break/><text:span text:style-name="T92">- Ну и ну. Ни в жизнь ещё таких чудаков не встречала. - покачала головой пегаска. - Ты не обижайся, но ты <text:s/>мозгами напоминаешь </text:span><text:span text:style-name="T93">мне</text:span><text:span text:style-name="T92"> </text:span><text:span text:style-name="T98">полугодовалого жеребёнка</text:span><text:span text:style-name="T92">. То есть, вообще не </text:span><text:span text:style-name="T99">паришь</text:span><text:span text:style-name="T92"> по жизни. Хотя, на вид, взрослый. Как ты, вообще, дожил до </text:span><text:span text:style-name="T93">своих лет, если не помнишь ничего?</text:span></text:p>
      <text:p text:style-name="P154"><text:span text:style-name="T93">- Я помню сияние, - пробормотал я. Мне стало муторно. Я помнил, что такое ящик пепси, что такое </text:span><text:span text:style-name="T94">ноутбук</text:span><text:span text:style-name="T93"> или </text:span><text:span text:style-name="T94">картофельные чипсы. Но кто такой я — не помнил абсолютно.</text:span></text:p>
      <text:p text:style-name="P14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4"><text:span text:style-name="T94">- </text:span><text:span text:style-name="T95">Следующий? - я мучительно пытался ухватить логическую нить. - А кто предыдущий?</text:span></text:p>
      <text:p text:style-name="P154"><text:span text:style-name="T95">- Предыдущий — это я, глупыш, - пегаска похлопала меня копытом по голове. - Иначе с какой радости я сидела бы у него в гнезде? </text:span><text:span text:style-name="T96">Видишь — это он меня шваркнул.</text:span></text:p>
      <text:p text:style-name="P143">Пегаска склонила шею и я увидел огромную шишку с кровоподтёком на затылке поняхи.</text:p>
      <text:p text:style-name="P143">- Только у меня голова крепче твоей. Я всё помню.</text:p>
      <text:p text:style-name="P142"/>
      <text:p text:style-name="P15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58"/>
      <text:p text:style-name="P159"/>
      <text:p text:style-name="P158"/>
      <text:p text:style-name="P158"/>
      <text:p text:style-name="P158"/>
      <text:p text:style-name="P158"/>
      <text:p text:style-name="P151"/>
      <text:p text:style-name="P152">Поняха закатила глаза и стукнулась лбом о камень.</text:p>
      <text:p text:style-name="P152">- Я ЖЕ <text:span text:style-name="T193">ПРЕДУПРЕЖДАЛА</text:span>, ПОТИШЕ!!! - заорала понька. - Что за тупой <text:span text:style-name="T26">индивид</text:span> попался!</text:p>
      <text:p text:style-name="P147"/>
      <text:p text:style-name="P152">Снаружи беспокойно завозились, что-то неразборчиво запыхтели и внезапно <text:span text:style-name="T201">валун</text:span>, под которым мы прятались, вознёсся над нашими головами.</text:p>
      <text:p text:style-name="P155">Поняха бросилась на меня, сбив с ног и закрыв телом и раскрывшимися крыльями.</text:p>
      <text:p text:style-name="P155"/>
      <text:p text:style-name="P155"><text:soft-page-break/>- <text:span text:style-name="T195">Агамемнон видит только меня и не знает, что ты тут, - быстро зашептала мне пегаска. - Когда он меня поднимет, какое-то время он не будет видеть земли из-за раскрытых крыльев. За это время ты должен успеть спрятаться под тем скелетом.</text:span></text:p>
      <text:p text:style-name="P156">- <text:span text:style-name="T195">А как же ты? Он же съест тебя?</text:span></text:p>
      <text:p text:style-name="P156">- <text:span text:style-name="T195">Не беспокойся, я в последний момент извернусь и улечу. Действуй!</text:span></text:p>
      <text:p text:style-name="P152"/>
      <text:p text:style-name="P157">Через накрывшую меня <text:span text:style-name="T198">голубую </text:span>гриву я видел к<text:span text:style-name="T191">расн</text:span>ого<text:span text:style-name="T191"> дракон</text:span>а<text:span text:style-name="T191"> величиной с баобаб. Одной лапой он сжимал наш валун. Второй</text:span> <text:span text:style-name="T191">задумчиво почёсыва</text:span>л<text:span text:style-name="T191"> затылок.</text:span></text:p>
      <text:p text:style-name="P152"/>
      <text:p text:style-name="P152">- <text:span text:style-name="T199">ВИЖУ СБЕЖАВШИЙ ВЧЕРАШНИЙ ОБЕД. </text:span><text:span text:style-name="T200">ЕЩЁ НЕ ПРОТУХ. </text:span><text:span text:style-name="T199">ХОРОШО.</text:span></text:p>
      <text:p text:style-name="P160">&lt;<text:span text:style-name="T15">Агамемнон плюёт огнём, но из груди Хумана вырывается луч и вбивает пламя лдракона обратно ему в глотку. Пока дракон ревёт, Хум и Джет прыгают со скалы. Джет подхватывает Хума и планирует с ним в озеро у подножия (дракон сломал ей крыло и она не может летать). Внизу они знакомятся, наконец</text:span>&gt;</text:p>
      <text:p text:style-name="P160"/>
      <text:p text:style-name="P161">&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19-12-29T02:24:32.331641076</dc:date>
    <meta:editing-duration>P13DT10H49M12S</meta:editing-duration>
    <meta:editing-cycles>45</meta:editing-cycles>
    <meta:generator>LibreOffice/5.1.6.2$Linux_X86_64 LibreOffice_project/10m0$Build-2</meta:generator>
    <meta:document-statistic meta:table-count="0" meta:image-count="0" meta:object-count="0" meta:page-count="31" meta:paragraph-count="353" meta:word-count="8526" meta:character-count="56724" meta:non-whitespace-character-count="48413"/>
  </office:meta>
</office:document-meta>
</file>